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01/05/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5-01T18:50:33Z</meta:creation-date>
    <dc:date>2023-05-01T18:50:33Z</dc:date>
    <meta:user-defined meta:name="authors" meta:value-type="string"/>
    <meta:user-defined meta:name="biblio-config" meta:value-type="string">True</meta:user-defined>
    <meta:user-defined meta:name="by-author" meta:value-type="string"/>
    <meta:user-defined meta:name="date" meta:value-type="string">01/05/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resources" meta:value-type="string"/>
    <meta:user-defined meta:name="toc-title" meta:value-type="string">Indice del contenuto</meta:user-defined>
    <meta:user-defined meta:name="website" meta:value-type="string"/>
  </office:meta>
</office:document-meta>
</file>